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c52d" officeooo:paragraph-rsid="001fc52d"/>
    </style:style>
    <style:style style:name="P2" style:family="paragraph" style:parent-style-name="Standard">
      <style:paragraph-properties fo:text-align="end" style:justify-single-word="false"/>
      <style:text-properties officeooo:rsid="001fc52d" officeooo:paragraph-rsid="001fc52d"/>
    </style:style>
    <style:style style:name="P3" style:family="paragraph" style:parent-style-name="Standard">
      <style:paragraph-properties fo:text-align="end" style:justify-single-word="false"/>
      <style:text-properties fo:font-weight="bold" officeooo:rsid="001fc52d" officeooo:paragraph-rsid="001fc52d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8pt" officeooo:rsid="001fc52d" officeooo:paragraph-rsid="001fc52d" style:font-size-asian="8pt" style:font-size-complex="8pt"/>
    </style:style>
    <style:style style:name="P5" style:family="paragraph" style:parent-style-name="Standard">
      <style:paragraph-properties fo:text-align="end" style:justify-single-word="false"/>
      <style:text-properties fo:font-style="italic" officeooo:rsid="001fc52d" officeooo:paragraph-rsid="001fc52d" style:font-style-asian="italic" style:font-style-complex="italic"/>
    </style:style>
    <style:style style:name="P6" style:family="paragraph" style:parent-style-name="Standard">
      <style:text-properties officeooo:rsid="001fcd1e" officeooo:paragraph-rsid="001fcd1e"/>
    </style:style>
    <style:style style:name="T1" style:family="text">
      <style:text-properties officeooo:rsid="001fcd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ALMER LTD.ŞTİ.</text:p>
      <text:p text:style-name="P4">Kuyular Bölgesi 3954. Sokak No:16</text:p>
      <text:p text:style-name="P4">0356 232 9101</text:p>
      <text:p text:style-name="P4">0532 296 3689</text:p>
      <text:p text:style-name="P4">0505 320 2660</text:p>
      <text:p text:style-name="P4">Tokat</text:p>
      <text:p text:style-name="P2"/>
      <text:p text:style-name="P1"/>
      <text:p text:style-name="P1"/>
      <text:p text:style-name="P5">05 Ağustos 2023, Tokat</text:p>
      <text:p text:style-name="P1"/>
      <text:p text:style-name="P1"/>
      <text:p text:style-name="P1"/>
      <text:p text:style-name="P1"/>
      <text:p text:style-name="P1">Ozan Bey’in dikkatine</text:p>
      <text:p text:style-name="P1"/>
      <text:p text:style-name="P1"/>
      <text:p text:style-name="P1"/>
      <text:p text:style-name="P1"><text:tab/>Ek’te detayları belirtilen, 14 adet villa mermer işlerini aşağıdaki fiyatlarla yapmayı taahhüt ederiz.</text:p>
      <text:p text:style-name="P1"/>
      <text:p text:style-name="P1"/>
      <text:p text:style-name="P1"/>
      <text:p text:style-name="P1">Siyah Bazalt Mermer İşleri <text:tab/><text:tab/><text:tab/><text:tab/>95.000,00 TL</text:p>
      <text:p text:style-name="P1">Emirdağ Siyah ve Tundra Gri Mermer İşleri<text:tab/><text:tab/>3<text:span text:style-name="T1">0</text:span>.000,00 TL</text:p>
      <text:p text:style-name="P6">Şömine<text:tab/><text:tab/><text:tab/><text:tab/><text:tab/><text:tab/>10.000,00 TL</text:p>
      <text:p text:style-name="P6"><text:tab/><text:tab/><text:tab/><text:tab/></text:p>
      <text:p text:style-name="P6">Fiyatlarda Nakliye ve Montaj işçiliği dahil, KDV ve kullanılacak malzeme hariçtir.</text:p>
      <text:p text:style-name="P6">Ödem Şekli : %30 Peşin, kalan miktar 30/60 gün çek ile yapılabilir.</text:p>
      <text:p text:style-name="P6"><text:tab/><text:tab/><text:tab/><text:tab/><text:tab/><text:tab/><text:tab/><text:tab/></text:p>
      <text:p text:style-name="P6"/>
      <text:p text:style-name="P6"/>
      <text:p text:style-name="P6"><text:tab/><text:tab/><text:tab/><text:tab/><text:tab/><text:tab/><text:tab/><text:tab/>Atila BALCI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5T17:29:39.710136330</meta:creation-date>
    <dc:date>2023-08-05T17:46:04.225445703</dc:date>
    <meta:editing-duration>PT6M14S</meta:editing-duration>
    <meta:editing-cycles>1</meta:editing-cycles>
    <meta:document-statistic meta:table-count="0" meta:image-count="0" meta:object-count="0" meta:page-count="1" meta:paragraph-count="17" meta:word-count="80" meta:character-count="540" meta:non-whitespace-character-count="444"/>
    <meta:generator>LibreOffice/7.3.7.2$Linux_X86_64 LibreOffice_project/30$Build-2</meta:generator>
  </office:meta>
</office:document-meta>
</file>